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main">
        <table:table-row>
          <table:table-cell office:value-type="string">
            <text:p>id</text:p>
          </table:table-cell>
          <table:table-cell office:value-type="string">
            <text:p>ocid</text:p>
          </table:table-cell>
          <table:table-cell office:value-type="string">
            <text:p>language</text:p>
          </table:table-cell>
          <table:table-cell office:value-type="string">
            <text:p>date</text:p>
          </table:table-cell>
          <table:table-cell office:value-type="string">
            <text:p>initiationType</text:p>
          </table:table-cell>
          <table:table-cell office:value-type="string">
            <text:p>tag</text:p>
          </table:table-cell>
          <table:table-cell office:value-type="string">
            <text:p>buyer/id</text:p>
          </table:table-cell>
          <table:table-cell office:value-type="string">
            <text:p>buyer/name</text:p>
          </table:table-cell>
          <table:table-cell office:value-type="string">
            <text:p>planning/budget/id</text:p>
          </table:table-cell>
          <table:table-cell office:value-type="string">
            <text:p>planning/budget/description</text:p>
          </table:table-cell>
          <table:table-cell office:value-type="string">
            <text:p>planning/budget/amount/amount</text:p>
          </table:table-cell>
          <table:table-cell office:value-type="string">
            <text:p>planning/budget/amount/currency</text:p>
          </table:table-cell>
          <table:table-cell office:value-type="string">
            <text:p>planning/budget/project</text:p>
          </table:table-cell>
          <table:table-cell office:value-type="string">
            <text:p>planning/budget/projectID</text:p>
          </table:table-cell>
          <table:table-cell office:value-type="string">
            <text:p>planning/budget/uri</text:p>
          </table:table-cell>
          <table:table-cell office:value-type="string">
            <text:p>planning/rationale</text:p>
          </table:table-cell>
          <table:table-cell office:value-type="string">
            <text:p>tender/id</text:p>
          </table:table-cell>
          <table:table-cell office:value-type="string">
            <text:p>tender/title</text:p>
          </table:table-cell>
          <table:table-cell office:value-type="string">
            <text:p>tender/description</text:p>
          </table:table-cell>
          <table:table-cell office:value-type="string">
            <text:p>tender/mainProcurementCategory</text:p>
          </table:table-cell>
          <table:table-cell office:value-type="string">
            <text:p>tender/status</text:p>
          </table:table-cell>
          <table:table-cell office:value-type="string">
            <text:p>tender/minValue/amount</text:p>
          </table:table-cell>
          <table:table-cell office:value-type="string">
            <text:p>tender/minValue/currency</text:p>
          </table:table-cell>
          <table:table-cell office:value-type="string">
            <text:p>tender/value/amount</text:p>
          </table:table-cell>
          <table:table-cell office:value-type="string">
            <text:p>tender/value/currency</text:p>
          </table:table-cell>
          <table:table-cell office:value-type="string">
            <text:p>tender/procurementMethod</text:p>
          </table:table-cell>
          <table:table-cell office:value-type="string">
            <text:p>tender/procurementMethodDetails</text:p>
          </table:table-cell>
          <table:table-cell office:value-type="string">
            <text:p>tender/procurementMethodRationale</text:p>
          </table:table-cell>
          <table:table-cell office:value-type="string">
            <text:p>tender/awardCriteria</text:p>
          </table:table-cell>
          <table:table-cell office:value-type="string">
            <text:p>tender/awardCriteriaDetails</text:p>
          </table:table-cell>
          <table:table-cell office:value-type="string">
            <text:p>tender/tenderPeriod/startDate</text:p>
          </table:table-cell>
          <table:table-cell office:value-type="string">
            <text:p>tender/tenderPeriod/durationInDays</text:p>
          </table:table-cell>
          <table:table-cell office:value-type="string">
            <text:p>tender/enquiryPeriod/durationInDays</text:p>
          </table:table-cell>
          <table:table-cell office:value-type="string">
            <text:p>tender/contractPeriod/startDate</text:p>
          </table:table-cell>
          <table:table-cell office:value-type="string">
            <text:p>tender/contractPeriod/endDate</text:p>
          </table:table-cell>
          <table:table-cell office:value-type="string">
            <text:p>tender/contractPeriod/durationInDays</text:p>
          </table:table-cell>
          <table:table-cell office:value-type="string">
            <text:p>tender/procuringEntity/id</text:p>
          </table:table-cell>
          <table:table-cell office:value-type="string">
            <text:p>tender/procuringEntity/name</text:p>
          </table:table-cell>
          <table:table-cell office:value-type="string">
            <text:p>tender/submissionMethod</text:p>
          </table:table-cell>
          <table:table-cell office:value-type="string">
            <text:p>tender/submissionMethodDetails</text:p>
          </table:table-cell>
          <table:table-cell office:value-type="string">
            <text:p>tender/tenderPeriod/endDate</text:p>
          </table:table-cell>
          <table:table-cell office:value-type="string">
            <text:p>tender/enquiryPeriod/startDate</text:p>
          </table:table-cell>
          <table:table-cell office:value-type="string">
            <text:p>tender/enquiryPeriod/endDate</text:p>
          </table:table-cell>
          <table:table-cell office:value-type="string">
            <text:p>tender/awardPeriod/startDate</text:p>
          </table:table-cell>
          <table:table-cell office:value-type="string">
            <text:p>tender/awardPeriod/endDate</text:p>
          </table:table-cell>
          <table:table-cell office:value-type="string">
            <text:p>tender/hasEnquiries</text:p>
          </table:table-cell>
          <table:table-cell office:value-type="string">
            <text:p>tender/numberOfTenderers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string">
            <text:p>ocds-213czf-000-00001</text:p>
          </table:table-cell>
          <table:table-cell office:value-type="string">
            <text:p>en</text:p>
          </table:table-cell>
          <table:table-cell office:value-type="string">
            <text:p>2009-03-15T14:45:00Z</text:p>
          </table:table-cell>
          <table:table-cell office:value-type="string">
            <text:p>tender</text:p>
          </table:table-cell>
          <table:table-cell office:value-type="string">
            <text:p>planning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6801ad388f3a38b7740dde20108c58b35984ee91</text:p>
          </table:table-cell>
          <table:table-cell office:value-type="string">
            <text:p>Budget allocation for highway maintenance, aligned with 2015 strategic plan. </text:p>
          </table:table-cell>
          <table:table-cell office:value-type="float" office:value="6700000.0">
            <text:p>6700000</text:p>
          </table:table-cell>
          <table:table-cell office:value-type="string">
            <text:p>GBP</text:p>
          </table:table-cell>
          <table:table-cell office:value-type="string">
            <text:p>Central Junction Cycle Scheme</text:p>
          </table:table-cell>
          <table:table-cell office:value-type="string">
            <text:p>SP001</text:p>
          </table:table-cell>
          <table:table-cell office:value-type="string">
            <text:p>https://openspending.org/uk-barnet-budget/entries/6801ad388f3a38b7740dde20108c58b35984ee91</text:p>
          </table:table-cell>
          <table:table-cell office:value-type="string">
            <text:p>The 2009 Strategic Plan identifies a need for an improved cycle route in the centre of town.</text:p>
          </table:table-cell>
          <table:table-cell office:value-type="string">
            <text:p>ocds-213czf-000-00001-01-planning</text:p>
          </table:table-cell>
          <table:table-cell office:value-type="string">
            <text:p>Planned cycle lane improvements</text:p>
          </table:table-cell>
          <table:table-cell office:value-type="string">
            <text:p>The authority plans to tender for improvements to the cycle lane in early 2010. This notice provides advanced notice of the intention to tender, and details to upcoming consultation events.</text:p>
          </table:table-cell>
          <table:table-cell office:value-type="string">
            <text:p>works</text:p>
          </table:table-cell>
          <table:table-cell office:value-type="string">
            <text:p>planned</text:p>
          </table:table-cell>
          <table:table-cell office:value-type="float" office:value="500000.0">
            <text:p>500000</text:p>
          </table:table-cell>
          <table:table-cell office:value-type="string">
            <text:p>GBP</text:p>
          </table:table-cell>
          <table:table-cell office:value-type="float" office:value="1000000.0">
            <text:p>1000000</text:p>
          </table:table-cell>
          <table:table-cell office:value-type="string">
            <text:p>GBP</text:p>
          </table:table-cell>
          <table:table-cell office:value-type="string">
            <text:p>open</text:p>
          </table:table-cell>
          <table:table-cell office:value-type="string">
            <text:p>In open procedures, any interested economic operator may submit a tender in response to a contract notice. </text:p>
          </table:table-cell>
          <table:table-cell office:value-type="string">
            <text:p>An open competitive tender is required by EU Rules</text:p>
          </table:table-cell>
          <table:table-cell office:value-type="string">
            <text:p>bestProposal</text:p>
          </table:table-cell>
          <table:table-cell office:value-type="string">
            <text:p>The best proposal, subject to value for money requirements, will be accepted.</text:p>
          </table:table-cell>
          <table:table-cell office:value-type="string">
            <text:p>2010-02-01T00:00:00Z</text:p>
          </table:table-cell>
          <table:table-cell office:value-type="float" office:value="31.0">
            <text:p>31</text:p>
          </table:table-cell>
          <table:table-cell office:value-type="float" office:value="14.0">
            <text:p>14</text:p>
          </table:table-cell>
          <table:table-cell office:value-type="string">
            <text:p>2010-06-01T00:00:00Z</text:p>
          </table:table-cell>
          <table:table-cell office:value-type="string">
            <text:p>2011-05-31T23:59:00Z</text:p>
          </table:table-cell>
          <table:table-cell office:value-type="float" office:value="365.0">
            <text:p>365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-02-tender</text:p>
          </table:table-cell>
          <table:table-cell office:value-type="string">
            <text:p>ocds-213czf-000-00001</text:p>
          </table:table-cell>
          <table:table-cell office:value-type="string">
            <text:p>en</text:p>
          </table:table-cell>
          <table:table-cell office:value-type="string">
            <text:p>2010-03-15T09:30:00Z</text:p>
          </table:table-cell>
          <table:table-cell office:value-type="string">
            <text:p>tender</text:p>
          </table:table-cell>
          <table:table-cell office:value-type="string">
            <text:p>tender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string">
            <text:p>ocds-213czf-000-00001-01-tender</text:p>
          </table:table-cell>
          <table:table-cell office:value-type="string">
            <text:p>Planned cycle lane improvements</text:p>
          </table:table-cell>
          <table:table-cell office:value-type="string">
            <text:p>Tenders solicited for work to build new cycle lanes in the centre of town.</text:p>
          </table:table-cell>
          <table:table-cell office:value-type="string">
            <text:p>works</text:p>
          </table:table-cell>
          <table:table-cell office:value-type="string">
            <text:p>active</text:p>
          </table:table-cell>
          <table:table-cell office:value-type="float" office:value="600000.0">
            <text:p>600000</text:p>
          </table:table-cell>
          <table:table-cell office:value-type="string">
            <text:p>GBP</text:p>
          </table:table-cell>
          <table:table-cell office:value-type="float" office:value="1100000.0">
            <text:p>1100000</text:p>
          </table:table-cell>
          <table:table-cell office:value-type="string">
            <text:p>GBP</text:p>
          </table:table-cell>
          <table:table-cell office:value-type="string">
            <text:p>open</text:p>
          </table:table-cell>
          <table:table-cell office:value-type="string">
            <text:p>In open procedures, any interested economic operator may submit a tender in response to a contract notice. </text:p>
          </table:table-cell>
          <table:table-cell office:value-type="string">
            <text:p>An open competitive tender is required by EU Rules</text:p>
          </table:table-cell>
          <table:table-cell office:value-type="string">
            <text:p>bestProposal</text:p>
          </table:table-cell>
          <table:table-cell office:value-type="string">
            <text:p>The best proposal, subject to value for money requirements, will be accepted.</text:p>
          </table:table-cell>
          <table:table-cell office:value-type="string">
            <text:p>2010-03-01T09:00:00Z</text:p>
          </table:table-cell>
          <table:table-cell office:value-type="float" office:value="31.0">
            <text:p>31</text:p>
          </table:table-cell>
          <table:table-cell office:value-type="float" office:value="14.0">
            <text:p>14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float" office:value="365.0">
            <text:p>365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electronicSubmission</text:p>
          </table:table-cell>
          <table:table-cell office:value-type="string">
            <text:p>Submit through the online portal at http://example.com/submissions/ocds-213czf-000-00001-01/</text:p>
          </table:table-cell>
          <table:table-cell office:value-type="string">
            <text:p>2010-04-01T18:00:00Z</text:p>
          </table:table-cell>
          <table:table-cell office:value-type="string">
            <text:p>2010-03-01T09:00:00Z</text:p>
          </table:table-cell>
          <table:table-cell office:value-type="string">
            <text:p>2010-03-14T17:30:00Z</text:p>
          </table:table-cell>
          <table:table-cell office:value-type="string">
            <text:p>2010-04-02T09:00:00Z</text:p>
          </table:table-cell>
          <table:table-cell office:value-type="string">
            <text:p>2010-05-01T18:00:00Z</text:p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-03-tenderAmendment</text:p>
          </table:table-cell>
          <table:table-cell office:value-type="string">
            <text:p>ocds-213czf-000-00001</text:p>
          </table:table-cell>
          <table:table-cell office:value-type="string">
            <text:p>en</text:p>
          </table:table-cell>
          <table:table-cell office:value-type="string">
            <text:p>2010-03-20T09:45:00Z</text:p>
          </table:table-cell>
          <table:table-cell office:value-type="string">
            <text:p>tender</text:p>
          </table:table-cell>
          <table:table-cell office:value-type="string">
            <text:p>tenderAmendmen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string">
            <text:p>ocds-213czf-000-00001-01-tender</text:p>
          </table:table-cell>
          <table:table-cell office:value-type="string">
            <text:p>Planned cycle lane improvements</text:p>
          </table:table-cell>
          <table:table-cell office:value-type="string">
            <text:p>Tenders solicited for work to build new cycle lanes in the centre of town.</text:p>
          </table:table-cell>
          <table:table-cell office:value-type="string">
            <text:p>works</text:p>
          </table:table-cell>
          <table:table-cell office:value-type="string">
            <text:p>active</text:p>
          </table:table-cell>
          <table:table-cell office:value-type="float" office:value="600000.0">
            <text:p>600000</text:p>
          </table:table-cell>
          <table:table-cell office:value-type="string">
            <text:p>GBP</text:p>
          </table:table-cell>
          <table:table-cell office:value-type="float" office:value="1100000.0">
            <text:p>1100000</text:p>
          </table:table-cell>
          <table:table-cell office:value-type="string">
            <text:p>GBP</text:p>
          </table:table-cell>
          <table:table-cell office:value-type="string">
            <text:p>open</text:p>
          </table:table-cell>
          <table:table-cell office:value-type="string">
            <text:p>In open procedures, any interested economic operator may submit a tender in response to a contract notice. </text:p>
          </table:table-cell>
          <table:table-cell office:value-type="string">
            <text:p>An open competitive tender is required by EU Rules</text:p>
          </table:table-cell>
          <table:table-cell office:value-type="string">
            <text:p>bestProposal</text:p>
          </table:table-cell>
          <table:table-cell office:value-type="string">
            <text:p>The best proposal, subject to value for money requirements, will be accepted.</text:p>
          </table:table-cell>
          <table:table-cell office:value-type="string">
            <text:p>2010-03-01T09:00:00Z</text:p>
          </table:table-cell>
          <table:table-cell office:value-type="float" office:value="31.0">
            <text:p>31</text:p>
          </table:table-cell>
          <table:table-cell office:value-type="float" office:value="14.0">
            <text:p>14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float" office:value="365.0">
            <text:p>365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electronicSubmission</text:p>
          </table:table-cell>
          <table:table-cell office:value-type="string">
            <text:p>Submit through the online portal at http://example.com/submissions/ocds-213czf-000-00001-01/</text:p>
          </table:table-cell>
          <table:table-cell office:value-type="string">
            <text:p>2010-04-08T18:00:00Z</text:p>
          </table:table-cell>
          <table:table-cell office:value-type="string">
            <text:p>2010-03-01T09:00:00Z</text:p>
          </table:table-cell>
          <table:table-cell office:value-type="string">
            <text:p>2010-03-14T17:30:00Z</text:p>
          </table:table-cell>
          <table:table-cell office:value-type="string">
            <text:p>2010-04-02T09:00:00Z</text:p>
          </table:table-cell>
          <table:table-cell office:value-type="string">
            <text:p>2010-05-01T18:00:00Z</text:p>
          </table:table-cell>
          <table:table-cell office:value-type="float" office:value="1.0">
            <text:p>True</text:p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</text:p>
          </table:table-cell>
          <table:table-cell office:value-type="string">
            <text:p>en</text:p>
          </table:table-cell>
          <table:table-cell office:value-type="string">
            <text:p>2010-05-10T09:30:00Z</text:p>
          </table:table-cell>
          <table:table-cell office:value-type="string">
            <text:p>tender</text:p>
          </table:table-cell>
          <table:table-cell office:value-type="string">
            <text:p>award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string">
            <text:p>ocds-213czf-000-00001-01-tender</text:p>
          </table:table-cell>
          <table:table-cell office:value-type="string">
            <text:p>Planned cycle lane improvements</text:p>
          </table:table-cell>
          <table:table-cell office:value-type="string">
            <text:p>Tenders solicited for work to build new cycle lanes in the centre of town.</text:p>
          </table:table-cell>
          <table:table-cell office:value-type="string">
            <text:p>works</text:p>
          </table:table-cell>
          <table:table-cell office:value-type="string">
            <text:p>complete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float" office:value="1.0">
            <text:p>True</text:p>
          </table:table-cell>
          <table:table-cell office:value-type="float" office:value="2.0">
            <text:p>2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</text:p>
          </table:table-cell>
          <table:table-cell office:value-type="string">
            <text:p>en</text:p>
          </table:table-cell>
          <table:table-cell office:value-type="string">
            <text:p>2010-05-10T10:30:00Z</text:p>
          </table:table-cell>
          <table:table-cell office:value-type="string">
            <text:p>tender</text:p>
          </table:table-cell>
          <table:table-cell office:value-type="string">
            <text:p>contrac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</text:p>
          </table:table-cell>
          <table:table-cell office:value-type="string">
            <text:p>en</text:p>
          </table:table-cell>
          <table:table-cell office:value-type="string">
            <text:p>2011-01-10T09:30:00Z</text:p>
          </table:table-cell>
          <table:table-cell office:value-type="string">
            <text:p>tender</text:p>
          </table:table-cell>
          <table:table-cell office:value-type="string">
            <text:p>implementation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</table:table>
      <table:table table:name="awa_documents">
        <table:table-row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documents/0/id</text:p>
          </table:table-cell>
          <table:table-cell office:value-type="string">
            <text:p>awards/0/documents/0/documentType</text:p>
          </table:table-cell>
          <table:table-cell office:value-type="string">
            <text:p>awards/0/documents/0/title</text:p>
          </table:table-cell>
          <table:table-cell office:value-type="string">
            <text:p>awards/0/documents/0/description</text:p>
          </table:table-cell>
          <table:table-cell office:value-type="string">
            <text:p>awards/0/documents/0/url</text:p>
          </table:table-cell>
          <table:table-cell office:value-type="string">
            <text:p>awards/0/documents/0/datePublished</text:p>
          </table:table-cell>
          <table:table-cell office:value-type="string">
            <text:p>awards/0/documents/0/format</text:p>
          </table:table-cell>
          <table:table-cell office:value-type="string">
            <text:p>awards/0/documents/0/language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float" office:value="7.0">
            <text:p>7.0</text:p>
          </table:table-cell>
          <table:table-cell office:value-type="string">
            <text:p>awardNotice</text:p>
          </table:table-cell>
          <table:table-cell office:value-type="string">
            <text:p>Award notice</text:p>
          </table:table-cell>
          <table:table-cell office:value-type="string">
            <text:p>Award of contract to build new cycle lanes in the centre of town to AnyCorp Ltd.</text:p>
          </table:table-cell>
          <table:table-cell office:value-type="string">
            <text:p>http://example.com/tender-notices/ocds-213czf-000-00001-04.html</text:p>
          </table:table-cell>
          <table:table-cell office:value-type="string">
            <text:p>2010-05-10T09:3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float" office:value="7.0">
            <text:p>7.0</text:p>
          </table:table-cell>
          <table:table-cell office:value-type="string">
            <text:p>awardNotice</text:p>
          </table:table-cell>
          <table:table-cell office:value-type="string">
            <text:p>Award notice</text:p>
          </table:table-cell>
          <table:table-cell office:value-type="string">
            <text:p>Award of contract to build new cycle lanes in the centre of town to AnyCorp Ltd.</text:p>
          </table:table-cell>
          <table:table-cell office:value-type="string">
            <text:p>http://example.com/tender-notices/ocds-213czf-000-00001-04.html</text:p>
          </table:table-cell>
          <table:table-cell office:value-type="string">
            <text:p>2010-05-10T10:3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float" office:value="7.0">
            <text:p>7.0</text:p>
          </table:table-cell>
          <table:table-cell office:value-type="string">
            <text:p>awardNotice</text:p>
          </table:table-cell>
          <table:table-cell office:value-type="string">
            <text:p>Award notice</text:p>
          </table:table-cell>
          <table:table-cell office:value-type="string">
            <text:p>Award of contract to build new cycle lanes in the centre of town to AnyCorp Ltd.</text:p>
          </table:table-cell>
          <table:table-cell office:value-type="string">
            <text:p>http://example.com/tender-notices/ocds-213czf-000-00001-04.html</text:p>
          </table:table-cell>
          <table:table-cell office:value-type="string">
            <text:p>2010-05-10T10:3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</table:table>
      <table:table table:name="awa_ite_additionalClassificatio">
        <table:table-row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items/0/id</text:p>
          </table:table-cell>
          <table:table-cell office:value-type="string">
            <text:p>awards/0/items/0/additionalClassifications/0/id</text:p>
          </table:table-cell>
          <table:table-cell office:value-type="string">
            <text:p>awards/0/items/0/additionalClassifications/0/scheme</text:p>
          </table:table-cell>
          <table:table-cell office:value-type="string">
            <text:p>awards/0/items/0/additionalClassifications/0/description</text:p>
          </table:table-cell>
          <table:table-cell office:value-type="string">
            <text:p>awards/0/items/0/additionalClassifications/0/uri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</table:table>
      <table:table table:name="awa_items">
        <table:table-row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items/0/id</text:p>
          </table:table-cell>
          <table:table-cell office:value-type="string">
            <text:p>awards/0/items/0/description</text:p>
          </table:table-cell>
          <table:table-cell office:value-type="string">
            <text:p>awards/0/items/0/classification/id</text:p>
          </table:table-cell>
          <table:table-cell office:value-type="string">
            <text:p>awards/0/items/0/classification/scheme</text:p>
          </table:table-cell>
          <table:table-cell office:value-type="string">
            <text:p>awards/0/items/0/classification/description</text:p>
          </table:table-cell>
          <table:table-cell office:value-type="string">
            <text:p>awards/0/items/0/classification/uri</text:p>
          </table:table-cell>
          <table:table-cell office:value-type="string">
            <text:p>awards/0/items/0/quantity</text:p>
          </table:table-cell>
          <table:table-cell office:value-type="string">
            <text:p>awards/0/items/0/unit/id</text:p>
          </table:table-cell>
          <table:table-cell office:value-type="string">
            <text:p>awards/0/items/0/unit/name</text:p>
          </table:table-cell>
          <table:table-cell office:value-type="string">
            <text:p>awards/0/items/0/unit/scheme</text:p>
          </table:table-cell>
          <table:table-cell office:value-type="string">
            <text:p>awards/0/items/0/unit/value/amount</text:p>
          </table:table-cell>
          <table:table-cell office:value-type="string">
            <text:p>awards/0/items/0/unit/value/currency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</table:table>
      <table:table table:name="awa_suppliers">
        <table:table-row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suppliers/0/id</text:p>
          </table:table-cell>
          <table:table-cell office:value-type="string">
            <text:p>awards/0/suppliers/0/name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</table:table>
      <table:table table:name="awards">
        <table:table-row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title</text:p>
          </table:table-cell>
          <table:table-cell office:value-type="string">
            <text:p>awards/0/description</text:p>
          </table:table-cell>
          <table:table-cell office:value-type="string">
            <text:p>awards/0/status</text:p>
          </table:table-cell>
          <table:table-cell office:value-type="string">
            <text:p>awards/0/date</text:p>
          </table:table-cell>
          <table:table-cell office:value-type="string">
            <text:p>awards/0/value/amount</text:p>
          </table:table-cell>
          <table:table-cell office:value-type="string">
            <text:p>awards/0/value/currency</text:p>
          </table:table-cell>
          <table:table-cell office:value-type="string">
            <text:p>awards/0/contractPeriod/startDate</text:p>
          </table:table-cell>
          <table:table-cell office:value-type="string">
            <text:p>awards/0/contractPeriod/endDate</text:p>
          </table:table-cell>
          <table:table-cell office:value-type="string">
            <text:p>awards/0/contractPeriod/maxExtentDate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string">
            <text:p>Award of contract to build new cycle lanes in the centre of town.</text:p>
          </table:table-cell>
          <table:table-cell office:value-type="string">
            <text:p>AnyCorp Ltd has been awarded the contract to build new cycle lanes in the centre of town.</text:p>
          </table:table-cell>
          <table:table-cell office:value-type="string">
            <text:p>pending</text:p>
          </table:table-cell>
          <table:table-cell office:value-type="string">
            <text:p>2010-05-10T09:30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string">
            <text:p>Award of contract to build new cycle lanes in the centre of town.</text:p>
          </table:table-cell>
          <table:table-cell office:value-type="string">
            <text:p>AnyCorp Ltd has been awarded the contract to build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5-10T10:30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string">
            <text:p>Award of contract to build new cycle lanes in the centre of town.</text:p>
          </table:table-cell>
          <table:table-cell office:value-type="string">
            <text:p>AnyCorp Ltd has been awarded the contract to build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5-10T10:30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</table:table-row>
      </table:table>
      <table:table table:name="con_documents">
        <table:table-row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documents/0/id</text:p>
          </table:table-cell>
          <table:table-cell office:value-type="string">
            <text:p>contracts/0/documents/0/documentType</text:p>
          </table:table-cell>
          <table:table-cell office:value-type="string">
            <text:p>contracts/0/documents/0/title</text:p>
          </table:table-cell>
          <table:table-cell office:value-type="string">
            <text:p>contracts/0/documents/0/description</text:p>
          </table:table-cell>
          <table:table-cell office:value-type="string">
            <text:p>contracts/0/documents/0/url</text:p>
          </table:table-cell>
          <table:table-cell office:value-type="string">
            <text:p>contracts/0/documents/0/datePublished</text:p>
          </table:table-cell>
          <table:table-cell office:value-type="string">
            <text:p>contracts/0/documents/0/format</text:p>
          </table:table-cell>
          <table:table-cell office:value-type="string">
            <text:p>contracts/0/documents/0/language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float" office:value="8.0">
            <text:p>8.0</text:p>
          </table:table-cell>
          <table:table-cell office:value-type="string">
            <text:p>contractSigned</text:p>
          </table:table-cell>
          <table:table-cell office:value-type="string">
            <text:p>Signed Contract</text:p>
          </table:table-cell>
          <table:table-cell office:value-type="string">
            <text:p>The Signed Contract for Cycle Path Construction</text:p>
          </table:table-cell>
          <table:table-cell office:value-type="string">
            <text:p>http://example.com/contracts/ocds-213czf-000-00001</text:p>
          </table:table-cell>
          <table:table-cell office:value-type="string">
            <text:p>2015-06-10T16:43:12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</table:table>
      <table:table table:name="con_imp_documents">
        <table:table-row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mplementation/documents/0/id</text:p>
          </table:table-cell>
          <table:table-cell office:value-type="string">
            <text:p>contracts/0/implementation/documents/0/documentType</text:p>
          </table:table-cell>
          <table:table-cell office:value-type="string">
            <text:p>contracts/0/implementation/documents/0/title</text:p>
          </table:table-cell>
          <table:table-cell office:value-type="string">
            <text:p>contracts/0/implementation/documents/0/description</text:p>
          </table:table-cell>
          <table:table-cell office:value-type="string">
            <text:p>contracts/0/implementation/documents/0/url</text:p>
          </table:table-cell>
          <table:table-cell office:value-type="string">
            <text:p>contracts/0/implementation/documents/0/datePublished</text:p>
          </table:table-cell>
          <table:table-cell office:value-type="string">
            <text:p>contracts/0/implementation/documents/0/format</text:p>
          </table:table-cell>
          <table:table-cell office:value-type="string">
            <text:p>contracts/0/implementation/documents/0/language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9.0">
            <text:p>9.0</text:p>
          </table:table-cell>
          <table:table-cell office:value-type="string">
            <text:p>physicalProgressReport</text:p>
          </table:table-cell>
          <table:table-cell office:value-type="string">
            <text:p>Progress report</text:p>
          </table:table-cell>
          <table:table-cell office:value-type="string">
            <text:p>Physical progress report for cycle path construction</text:p>
          </table:table-cell>
          <table:table-cell office:value-type="string">
            <text:p>http://example.com/reports/ocds-213czf-000-00001/cycle-path-01.pdf</text:p>
          </table:table-cell>
          <table:table-cell office:value-type="string">
            <text:p>2010-12-15T15:34:02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</table:table>
      <table:table table:name="con_imp_transactions">
        <table:table-row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mplementation/transactions/0/id</text:p>
          </table:table-cell>
          <table:table-cell office:value-type="string">
            <text:p>contracts/0/implementation/transactions/0/source</text:p>
          </table:table-cell>
          <table:table-cell office:value-type="string">
            <text:p>contracts/0/implementation/transactions/0/date</text:p>
          </table:table-cell>
          <table:table-cell office:value-type="string">
            <text:p>contracts/0/implementation/transactions/0/value/amount</text:p>
          </table:table-cell>
          <table:table-cell office:value-type="string">
            <text:p>contracts/0/implementation/transactions/0/value/currency</text:p>
          </table:table-cell>
          <table:table-cell office:value-type="string">
            <text:p>contracts/0/implementation/transactions/0/payer/id</text:p>
          </table:table-cell>
          <table:table-cell office:value-type="string">
            <text:p>contracts/0/implementation/transactions/0/payer/name</text:p>
          </table:table-cell>
          <table:table-cell office:value-type="string">
            <text:p>contracts/0/implementation/transactions/0/payee/id</text:p>
          </table:table-cell>
          <table:table-cell office:value-type="string">
            <text:p>contracts/0/implementation/transactions/0/payee/name</text:p>
          </table:table-cell>
          <table:table-cell office:value-type="string">
            <text:p>contracts/0/implementation/transactions/0/uri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1</text:p>
          </table:table-cell>
          <table:table-cell office:value-type="string">
            <text:p>https://openspending.org/uk-barnet-spending/</text:p>
          </table:table-cell>
          <table:table-cell office:value-type="string">
            <text:p>2010-08-01T00:00:00Z</text:p>
          </table:table-cell>
          <table:table-cell office:value-type="float" office:value="50000.0">
            <text:p>50000</text:p>
          </table:table-cell>
          <table:table-cell office:value-type="string">
            <text:p>GBP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  <table:table-cell office:value-type="string">
            <text:p>https://openspending.org/uk-barnet-spending/transaction/asd9235qaghvs1059620ywhgai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2</text:p>
          </table:table-cell>
          <table:table-cell office:value-type="string">
            <text:p>https://openspending.org/uk-barnet-spending/</text:p>
          </table:table-cell>
          <table:table-cell office:value-type="string">
            <text:p>2010-10-01T00:00:00Z</text:p>
          </table:table-cell>
          <table:table-cell office:value-type="float" office:value="10000.0">
            <text:p>10000</text:p>
          </table:table-cell>
          <table:table-cell office:value-type="string">
            <text:p>GBP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  <table:table-cell office:value-type="string">
            <text:p>https://openspending.org/uk-barnet-spending/transaction/asd9235qaghvs105962as0012</text:p>
          </table:table-cell>
        </table:table-row>
      </table:table>
      <table:table table:name="con_ite_additionalClassificatio">
        <table:table-row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tems/0/id</text:p>
          </table:table-cell>
          <table:table-cell office:value-type="string">
            <text:p>contracts/0/items/0/additionalClassifications/0/id</text:p>
          </table:table-cell>
          <table:table-cell office:value-type="string">
            <text:p>contracts/0/items/0/additionalClassifications/0/scheme</text:p>
          </table:table-cell>
          <table:table-cell office:value-type="string">
            <text:p>contracts/0/items/0/additionalClassifications/0/description</text:p>
          </table:table-cell>
          <table:table-cell office:value-type="string">
            <text:p>contracts/0/items/0/additionalClassifications/0/uri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</table:table>
      <table:table table:name="con_items">
        <table:table-row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tems/0/id</text:p>
          </table:table-cell>
          <table:table-cell office:value-type="string">
            <text:p>contracts/0/items/0/description</text:p>
          </table:table-cell>
          <table:table-cell office:value-type="string">
            <text:p>contracts/0/items/0/classification/id</text:p>
          </table:table-cell>
          <table:table-cell office:value-type="string">
            <text:p>contracts/0/items/0/classification/scheme</text:p>
          </table:table-cell>
          <table:table-cell office:value-type="string">
            <text:p>contracts/0/items/0/classification/description</text:p>
          </table:table-cell>
          <table:table-cell office:value-type="string">
            <text:p>contracts/0/items/0/classification/uri</text:p>
          </table:table-cell>
          <table:table-cell office:value-type="string">
            <text:p>contracts/0/items/0/quantity</text:p>
          </table:table-cell>
          <table:table-cell office:value-type="string">
            <text:p>contracts/0/items/0/unit/id</text:p>
          </table:table-cell>
          <table:table-cell office:value-type="string">
            <text:p>contracts/0/items/0/unit/name</text:p>
          </table:table-cell>
          <table:table-cell office:value-type="string">
            <text:p>contracts/0/items/0/unit/scheme</text:p>
          </table:table-cell>
          <table:table-cell office:value-type="string">
            <text:p>contracts/0/items/0/unit/value/amount</text:p>
          </table:table-cell>
          <table:table-cell office:value-type="string">
            <text:p>contracts/0/items/0/unit/value/currency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</table:table>
      <table:table table:name="con_relatedProcesses">
        <table:table-row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relatedProcesses/0/id</text:p>
          </table:table-cell>
          <table:table-cell office:value-type="string">
            <text:p>contracts/0/relatedProcesses/0/title</text:p>
          </table:table-cell>
          <table:table-cell office:value-type="string">
            <text:p>contracts/0/relatedProcesses/0/relationship</text:p>
          </table:table-cell>
          <table:table-cell office:value-type="string">
            <text:p>contracts/0/relatedProcesses/0/scheme</text:p>
          </table:table-cell>
          <table:table-cell office:value-type="string">
            <text:p>contracts/0/relatedProcesses/0/identifier</text:p>
          </table:table-cell>
          <table:table-cell office:value-type="string">
            <text:p>contracts/0/relatedProcesses/0/uri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Tender for the hire of works barriers and signage</text:p>
          </table:table-cell>
          <table:table-cell office:value-type="string">
            <text:p>subContract</text:p>
          </table:table-cell>
          <table:table-cell office:value-type="string">
            <text:p>ocid</text:p>
          </table:table-cell>
          <table:table-cell office:value-type="string">
            <text:p>ocds-213czf-000-00002</text:p>
          </table:table-cell>
          <table:table-cell office:value-type="string">
            <text:p>http://www.example.com/openContracting/ocds-213czf-000-00002</text:p>
          </table:table-cell>
        </table:table-row>
      </table:table>
      <table:table table:name="contracts">
        <table:table-row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awardID</text:p>
          </table:table-cell>
          <table:table-cell office:value-type="string">
            <text:p>contracts/0/title</text:p>
          </table:table-cell>
          <table:table-cell office:value-type="string">
            <text:p>contracts/0/description</text:p>
          </table:table-cell>
          <table:table-cell office:value-type="string">
            <text:p>contracts/0/status</text:p>
          </table:table-cell>
          <table:table-cell office:value-type="string">
            <text:p>contracts/0/period/startDate</text:p>
          </table:table-cell>
          <table:table-cell office:value-type="string">
            <text:p>contracts/0/period/endDate</text:p>
          </table:table-cell>
          <table:table-cell office:value-type="string">
            <text:p>contracts/0/period/maxExtentDate</text:p>
          </table:table-cell>
          <table:table-cell office:value-type="string">
            <text:p>contracts/0/value/amount</text:p>
          </table:table-cell>
          <table:table-cell office:value-type="string">
            <text:p>contracts/0/value/currency</text:p>
          </table:table-cell>
          <table:table-cell office:value-type="string">
            <text:p>contracts/0/dateSigned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award-01</text:p>
          </table:table-cell>
          <table:table-cell office:value-type="string">
            <text:p>Contract to build new cycle lanes in the centre of town.</text:p>
          </table:table-cell>
          <table:table-cell office:value-type="string">
            <text:p>A contract has been signed between the Council and AnyCorp Ltd for construction of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6-10T14:23:12Z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award-01</text:p>
          </table:table-cell>
          <table:table-cell office:value-type="string">
            <text:p>Contract to build new cycle lanes in the centre of town.</text:p>
          </table:table-cell>
          <table:table-cell office:value-type="string">
            <text:p>A contract has been signed between the Council and AnyCorp Ltd for construction of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6-10T14:23:12Z</text:p>
          </table:table-cell>
        </table:table-row>
      </table:table>
      <table:table table:name="parties">
        <table:table-row>
          <table:table-cell office:value-type="string">
            <text:p>id</text:p>
          </table:table-cell>
          <table:table-cell office:value-type="string">
            <text:p>parties/0/id</text:p>
          </table:table-cell>
          <table:table-cell office:value-type="string">
            <text:p>parties/0/name</text:p>
          </table:table-cell>
          <table:table-cell office:value-type="string">
            <text:p>parties/0/roles</text:p>
          </table:table-cell>
          <table:table-cell office:value-type="string">
            <text:p>parties/0/identifier/id</text:p>
          </table:table-cell>
          <table:table-cell office:value-type="string">
            <text:p>parties/0/identifier/scheme</text:p>
          </table:table-cell>
          <table:table-cell office:value-type="string">
            <text:p>parties/0/identifier/legalName</text:p>
          </table:table-cell>
          <table:table-cell office:value-type="string">
            <text:p>parties/0/address/streetAddress</text:p>
          </table:table-cell>
          <table:table-cell office:value-type="string">
            <text:p>parties/0/address/locality</text:p>
          </table:table-cell>
          <table:table-cell office:value-type="string">
            <text:p>parties/0/address/region</text:p>
          </table:table-cell>
          <table:table-cell office:value-type="string">
            <text:p>parties/0/address/postalCode</text:p>
          </table:table-cell>
          <table:table-cell office:value-type="string">
            <text:p>parties/0/address/countryName</text:p>
          </table:table-cell>
          <table:table-cell office:value-type="string">
            <text:p>parties/0/contactPoint/name</text:p>
          </table:table-cell>
          <table:table-cell office:value-type="string">
            <text:p>parties/0/contactPoint/email</text:p>
          </table:table-cell>
          <table:table-cell office:value-type="string">
            <text:p>parties/0/contactPoint/telephone</text:p>
          </table:table-cell>
          <table:table-cell office:value-type="string">
            <text:p>parties/0/contactPoint/faxNumber</text:p>
          </table:table-cell>
          <table:table-cell office:value-type="string">
            <text:p>parties/0/contactPoint/url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-02-tender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-03-tenderAmendmen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  <table:table-cell office:value-type="string">
            <text:p>supplier</text:p>
          </table:table-cell>
          <table:table-cell office:value-type="float" office:value="11111111.0">
            <text:p>11111111.0</text:p>
          </table:table-cell>
          <table:table-cell office:value-type="string">
            <text:p>GB-COH</text:p>
          </table:table-cell>
          <table:table-cell office:value-type="string">
            <text:p>AnyCorp Ltd</text:p>
          </table:table-cell>
          <table:table-cell office:value-type="string">
            <text:p>1 Anytown Lane</text:p>
          </table:table-cell>
          <table:table-cell office:value-type="string">
            <text:p>Anytown</text:p>
          </table:table-cell>
          <table:table-cell office:value-type="string">
            <text:p>Any County</text:p>
          </table:table-cell>
          <table:table-cell office:value-type="string">
            <text:p>AA1 1AA</text:p>
          </table:table-cell>
          <table:table-cell office:value-type="string">
            <text:p>United Kingdom</text:p>
          </table:table-cell>
          <table:table-cell office:value-type="string">
            <text:p>Contracts Team</text:p>
          </table:table-cell>
          <table:table-cell office:value-type="string">
            <text:p>contracts@anycorp.example</text:p>
          </table:table-cell>
          <table:table-cell office:value-type="string">
            <text:p>11111 111 111</text:p>
          </table:table-cell>
          <table:table-cell office:value-type="string">
            <text:p>11111 111 112</text:p>
          </table:table-cell>
          <table:table-cell office:value-type="string">
            <text:p>http://www.anycorp.example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GB-COH-22222222</text:p>
          </table:table-cell>
          <table:table-cell office:value-type="string">
            <text:p>Beta Corp Construction</text:p>
          </table:table-cell>
          <table:table-cell office:value-type="string">
            <text:p>tenderer</text:p>
          </table:table-cell>
          <table:table-cell office:value-type="float" office:value="22222222.0">
            <text:p>22222222.0</text:p>
          </table:table-cell>
          <table:table-cell office:value-type="string">
            <text:p>GB-COH</text:p>
          </table:table-cell>
          <table:table-cell office:value-type="string">
            <text:p>Beta Corp Ltd</text:p>
          </table:table-cell>
          <table:table-cell office:value-type="string">
            <text:p>2 Main Road</text:p>
          </table:table-cell>
          <table:table-cell office:value-type="string">
            <text:p>Beta City</text:p>
          </table:table-cell>
          <table:table-cell office:value-type="string">
            <text:p>Beta County</text:p>
          </table:table-cell>
          <table:table-cell office:value-type="string">
            <text:p>BB2 2BB</text:p>
          </table:table-cell>
          <table:table-cell office:value-type="string">
            <text:p>United Kingdom</text:p>
          </table:table-cell>
          <table:table-cell office:value-type="string">
            <text:p>Bids Team</text:p>
          </table:table-cell>
          <table:table-cell office:value-type="string">
            <text:p>bids@betacorp.example</text:p>
          </table:table-cell>
          <table:table-cell office:value-type="string">
            <text:p>22222 222 222</text:p>
          </table:table-cell>
          <table:table-cell office:value-type="string">
            <text:p>22222 222 223</text:p>
          </table:table-cell>
          <table:table-cell office:value-type="string">
            <text:p>http://www.betacorp.example</text:p>
          </table:table-cell>
        </table:table-row>
        <table:table-row>
          <table:table-cell office:value-type="string">
            <text:p>ocds-213czf-000-00001-05-contrac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-06-implementation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</table:table>
      <table:table table:name="pla_documents">
        <table:table-row>
          <table:table-cell office:value-type="string">
            <text:p>id</text:p>
          </table:table-cell>
          <table:table-cell office:value-type="string">
            <text:p>planning/documents/0/id</text:p>
          </table:table-cell>
          <table:table-cell office:value-type="string">
            <text:p>planning/documents/0/documentType</text:p>
          </table:table-cell>
          <table:table-cell office:value-type="string">
            <text:p>planning/documents/0/title</text:p>
          </table:table-cell>
          <table:table-cell office:value-type="string">
            <text:p>planning/documents/0/description</text:p>
          </table:table-cell>
          <table:table-cell office:value-type="string">
            <text:p>planning/documents/0/url</text:p>
          </table:table-cell>
          <table:table-cell office:value-type="string">
            <text:p>planning/documents/0/datePublished</text:p>
          </table:table-cell>
          <table:table-cell office:value-type="string">
            <text:p>planning/documents/0/format</text:p>
          </table:table-cell>
          <table:table-cell office:value-type="string">
            <text:p>planning/documents/0/language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procurementPlan</text:p>
          </table:table-cell>
          <table:table-cell office:value-type="string">
            <text:p>Area Wide Cycle Improvements - Procurement Plan</text:p>
          </table:table-cell>
          <table:table-cell office:value-type="string">
            <text:p>The overall strategic framework for procurement to enhance cycle provision.</text:p>
          </table:table-cell>
          <table:table-cell office:value-type="string">
            <text:p>http://example.com/opencontracting/documents/planning/highways/procurementPlan.pdf</text:p>
          </table:table-cell>
          <table:table-cell office:value-type="string">
            <text:p>2009-01-05T00:00:00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float" office:value="2.0">
            <text:p>2.0</text:p>
          </table:table-cell>
          <table:table-cell office:value-type="string">
            <text:p>needsAssessment</text:p>
          </table:table-cell>
          <table:table-cell office:value-type="string">
            <text:p>Cycle provision - Needs Assessment</text:p>
          </table:table-cell>
          <table:table-cell office:value-type="string">
            <text:p>Needs assessment for provision for cyclists in the centre of town.</text:p>
          </table:table-cell>
          <table:table-cell office:value-type="string">
            <text:p>http://example.com/opencontracting/documents/ocds-213czf-000-00001/needsAssessment.pdf</text:p>
          </table:table-cell>
          <table:table-cell office:value-type="string">
            <text:p>2009-01-15T00:00:00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</table:table>
      <table:table table:name="pla_milestones">
        <table:table-row>
          <table:table-cell office:value-type="string">
            <text:p>id</text:p>
          </table:table-cell>
          <table:table-cell office:value-type="string">
            <text:p>planning/milestones/0/id</text:p>
          </table:table-cell>
          <table:table-cell office:value-type="string">
            <text:p>planning/milestones/0/type</text:p>
          </table:table-cell>
          <table:table-cell office:value-type="string">
            <text:p>planning/milestones/0/title</text:p>
          </table:table-cell>
          <table:table-cell office:value-type="string">
            <text:p>planning/milestones/0/description</text:p>
          </table:table-cell>
          <table:table-cell office:value-type="string">
            <text:p>planning/milestones/0/status</text:p>
          </table:table-cell>
          <table:table-cell office:value-type="string">
            <text:p>planning/milestones/0/dueDate</text:p>
          </table:table-cell>
          <table:table-cell office:value-type="string">
            <text:p>planning/milestones/0/dateMet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preProcurement</text:p>
          </table:table-cell>
          <table:table-cell office:value-type="string">
            <text:p>Strategic outline procurement plan approval</text:p>
          </table:table-cell>
          <table:table-cell office:value-type="string">
            <text:p>Approval of the strategic outline procurement plan by the procurement steering group</text:p>
          </table:table-cell>
          <table:table-cell office:value-type="string">
            <text:p>met</text:p>
          </table:table-cell>
          <table:table-cell office:value-type="string">
            <text:p>2009-03-14T17:00:00Z</text:p>
          </table:table-cell>
          <table:table-cell office:value-type="string">
            <text:p>2009-03-14T17:00:00Z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float" office:value="2.0">
            <text:p>2.0</text:p>
          </table:table-cell>
          <table:table-cell office:value-type="string">
            <text:p>engagement</text:p>
          </table:table-cell>
          <table:table-cell office:value-type="string">
            <text:p>Public consultation</text:p>
          </table:table-cell>
          <table:table-cell office:value-type="string">
            <text:p>A public consultation on the proposed cycle lane will be held at the council offices</text:p>
          </table:table-cell>
          <table:table-cell office:value-type="string">
            <text:p>scheduled</text:p>
          </table:table-cell>
          <table:table-cell office:value-type="string">
            <text:p>2009-05-01T09:00:00Z</text:p>
          </table:table-cell>
          <table:table-cell office:value-type="Nonetype">
            <text:p/>
          </table:table-cell>
        </table:table-row>
      </table:table>
      <table:table table:name="ten_amendments">
        <table:table-row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amendments/0/id</text:p>
          </table:table-cell>
          <table:table-cell office:value-type="string">
            <text:p>tender/amendments/0/date</text:p>
          </table:table-cell>
          <table:table-cell office:value-type="string">
            <text:p>tender/amendments/0/rationale</text:p>
          </table:table-cell>
          <table:table-cell office:value-type="string">
            <text:p>tender/amendments/0/description</text:p>
          </table:table-cell>
          <table:table-cell office:value-type="string">
            <text:p>tender/amendments/0/amendsReleaseID</text:p>
          </table:table-cell>
          <table:table-cell office:value-type="string">
            <text:p>tender/amendments/0/releaseID</text:p>
          </table:table-cell>
        </table:table-row>
        <table:table-row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2010-03-20T09:45:00Z</text:p>
          </table:table-cell>
          <table:table-cell office:value-type="string">
            <text:p>The tender period has been extended in accordance with council guidelines</text:p>
          </table:table-cell>
          <table:table-cell office:value-type="string">
            <text:p>The closing date for tender submissions has been extended to 2017-04-08</text:p>
          </table:table-cell>
          <table:table-cell office:value-type="string">
            <text:p>ocds-213czf-000-00001-02-tender</text:p>
          </table:table-cell>
          <table:table-cell office:value-type="string">
            <text:p>ocds-213czf-000-00001-03-tenderAmendment</text:p>
          </table:table-cell>
        </table:table-row>
      </table:table>
      <table:table table:name="ten_documents">
        <table:table-row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documents/0/id</text:p>
          </table:table-cell>
          <table:table-cell office:value-type="string">
            <text:p>tender/documents/0/documentType</text:p>
          </table:table-cell>
          <table:table-cell office:value-type="string">
            <text:p>tender/documents/0/title</text:p>
          </table:table-cell>
          <table:table-cell office:value-type="string">
            <text:p>tender/documents/0/description</text:p>
          </table:table-cell>
          <table:table-cell office:value-type="string">
            <text:p>tender/documents/0/url</text:p>
          </table:table-cell>
          <table:table-cell office:value-type="string">
            <text:p>tender/documents/0/datePublished</text:p>
          </table:table-cell>
          <table:table-cell office:value-type="string">
            <text:p>tender/documents/0/format</text:p>
          </table:table-cell>
          <table:table-cell office:value-type="string">
            <text:p>tender/documents/0/language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3.0">
            <text:p>3.0</text:p>
          </table:table-cell>
          <table:table-cell office:value-type="string">
            <text:p>x_consultationDocument</text:p>
          </table:table-cell>
          <table:table-cell office:value-type="string">
            <text:p>Consultation on cycle provision</text:p>
          </table:table-cell>
          <table:table-cell office:value-type="string">
            <text:p>A consultation document inviting citizen input into cycle provision.</text:p>
          </table:table-cell>
          <table:table-cell office:value-type="string">
            <text:p>http://example.com/consultations/cycle-provision/</text:p>
          </table:table-cell>
          <table:table-cell office:value-type="string">
            <text:p>2010-02-15T00:0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4.0">
            <text:p>4.0</text:p>
          </table:table-cell>
          <table:table-cell office:value-type="string">
            <text:p>x_map</text:p>
          </table:table-cell>
          <table:table-cell office:value-type="string">
            <text:p>Map of affected areas</text:p>
          </table:table-cell>
          <table:table-cell office:value-type="string">
            <text:p>A map showing areas affected by the planned highway updates. Available from local libraries.</text:p>
          </table:table-cell>
          <table:table-cell office:value-type="Nonetype">
            <text:p/>
          </table:table-cell>
          <table:table-cell office:value-type="string">
            <text:p>2010-02-15T00:00:00Z</text:p>
          </table:table-cell>
          <table:table-cell office:value-type="string">
            <text:p>offline/print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-02-tender</text:p>
          </table:table-cell>
          <table:table-cell office:value-type="string">
            <text:p>ocds-213czf-000-00001-01-tender</text:p>
          </table:table-cell>
          <table:table-cell office:value-type="float" office:value="5.0">
            <text:p>5.0</text:p>
          </table:table-cell>
          <table:table-cell office:value-type="string">
            <text:p>tenderNotice</text:p>
          </table:table-cell>
          <table:table-cell office:value-type="string">
            <text:p>Tender Notice</text:p>
          </table:table-cell>
          <table:table-cell office:value-type="string">
            <text:p>Official tender notice.</text:p>
          </table:table-cell>
          <table:table-cell office:value-type="string">
            <text:p>http://example.com/tender-notices/ocds-213czf-000-00001-01.html</text:p>
          </table:table-cell>
          <table:table-cell office:value-type="string">
            <text:p>2010-03-01T09:0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5.0">
            <text:p>5.0</text:p>
          </table:table-cell>
          <table:table-cell office:value-type="string">
            <text:p>tenderNotice</text:p>
          </table:table-cell>
          <table:table-cell office:value-type="string">
            <text:p>Tender Notice</text:p>
          </table:table-cell>
          <table:table-cell office:value-type="string">
            <text:p>Official tender notice.</text:p>
          </table:table-cell>
          <table:table-cell office:value-type="string">
            <text:p>http://example.com/tender-notices/ocds-213czf-000-00001-01.html</text:p>
          </table:table-cell>
          <table:table-cell office:value-type="string">
            <text:p>2010-03-01T09:0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6.0">
            <text:p>6.0</text:p>
          </table:table-cell>
          <table:table-cell office:value-type="string">
            <text:p>clarifications</text:p>
          </table:table-cell>
          <table:table-cell office:value-type="string">
            <text:p>Enquiry Responses</text:p>
          </table:table-cell>
          <table:table-cell office:value-type="string">
            <text:p>Responses to enquiries asked by interested parties.</text:p>
          </table:table-cell>
          <table:table-cell office:value-type="string">
            <text:p>http://example.com/enquiry-response/ocds-213czf-000-00001-01.html</text:p>
          </table:table-cell>
          <table:table-cell office:value-type="string">
            <text:p>2010-03-20T11:30:15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</table:table>
      <table:table table:name="ten_ite_additionalClassificatio">
        <table:table-row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items/0/id</text:p>
          </table:table-cell>
          <table:table-cell office:value-type="string">
            <text:p>tender/items/0/additionalClassifications/0/id</text:p>
          </table:table-cell>
          <table:table-cell office:value-type="string">
            <text:p>tender/items/0/additionalClassifications/0/scheme</text:p>
          </table:table-cell>
          <table:table-cell office:value-type="string">
            <text:p>tender/items/0/additionalClassifications/0/description</text:p>
          </table:table-cell>
          <table:table-cell office:value-type="string">
            <text:p>tender/items/0/additionalClassifications/0/uri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-02-tender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</table:table>
      <table:table table:name="ten_items">
        <table:table-row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items/0/id</text:p>
          </table:table-cell>
          <table:table-cell office:value-type="string">
            <text:p>tender/items/0/description</text:p>
          </table:table-cell>
          <table:table-cell office:value-type="string">
            <text:p>tender/items/0/classification/id</text:p>
          </table:table-cell>
          <table:table-cell office:value-type="string">
            <text:p>tender/items/0/classification/scheme</text:p>
          </table:table-cell>
          <table:table-cell office:value-type="string">
            <text:p>tender/items/0/classification/description</text:p>
          </table:table-cell>
          <table:table-cell office:value-type="string">
            <text:p>tender/items/0/classification/uri</text:p>
          </table:table-cell>
          <table:table-cell office:value-type="string">
            <text:p>tender/items/0/quantity</text:p>
          </table:table-cell>
          <table:table-cell office:value-type="string">
            <text:p>tender/items/0/unit/id</text:p>
          </table:table-cell>
          <table:table-cell office:value-type="string">
            <text:p>tender/items/0/unit/name</text:p>
          </table:table-cell>
          <table:table-cell office:value-type="string">
            <text:p>tender/items/0/unit/scheme</text:p>
          </table:table-cell>
          <table:table-cell office:value-type="string">
            <text:p>tender/items/0/unit/value/amount</text:p>
          </table:table-cell>
          <table:table-cell office:value-type="string">
            <text:p>tender/items/0/unit/value/currency</text:p>
          </table:table-cell>
        </table:table-row>
        <table:table-row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10.0">
            <text:p>10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00000.0">
            <text:p>100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-02-tender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20000.0">
            <text:p>120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20000.0">
            <text:p>120000</text:p>
          </table:table-cell>
          <table:table-cell office:value-type="string">
            <text:p>GBP</text:p>
          </table:table-cell>
        </table:table-row>
      </table:table>
      <table:table table:name="ten_tenderers">
        <table:table-row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tenderers/0/id</text:p>
          </table:table-cell>
          <table:table-cell office:value-type="string">
            <text:p>tender/tenderers/0/name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-01-tender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  <table:table-row>
          <table:table-cell office:value-type="string">
            <text:p>ocds-213czf-000-00001-04-award</text:p>
          </table:table-cell>
          <table:table-cell office:value-type="string">
            <text:p>ocds-213czf-000-00001-01-tender</text:p>
          </table:table-cell>
          <table:table-cell office:value-type="string">
            <text:p>GB-COH-22222222</text:p>
          </table:table-cell>
          <table:table-cell office:value-type="string">
            <text:p>Beta Corp Construc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